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NamespaceDrivenTests.testCach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NamespaceDrivenTests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NamespaceDrivenTests.bothSetOnlyResolverI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NamespaceDriven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NamespaceDrivenTests.testKe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